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ident Report </text:p>
      <text:list xml:id="list4313941923778075234" text:style-name="Outline">
        <text:list-item>
          <text:h text:style-name="Heading_20_1" text:outline-level="1">Summary</text:h>
        </text:list-item>
      </text:list>
      <text:p text:style-name="Standard">This describes the problem.</text:p>
      <text:list xml:id="list34681381" text:continue-numbering="true" text:style-name="Outline">
        <text:list-item>
          <text:h text:style-name="Heading_20_1" text:outline-level="1">Description</text:h>
          <text:list>
            <text:list-item>
              <text:h text:style-name="Heading_20_2" text:outline-level="2">Environment</text:h>
            </text:list-item>
          </text:list>
        </text:list-item>
      </text:list>
      <text:p text:style-name="Standard">These are the hardware and software conditions you used when you found the bug.</text:p>
      <text:list xml:id="list34680706" text:continue-numbering="true" text:style-name="Outline">
        <text:list-item>
          <text:list>
            <text:list-item>
              <text:h text:style-name="Heading_20_2" text:outline-level="2">Steps to Reproduce</text:h>
            </text:list-item>
          </text:list>
        </text:list-item>
      </text:list>
      <text:p text:style-name="Standard">Include steps in as much detail as possible. Anyone should be able to reproduce the problem from the steps you have written.</text:p>
      <text:list xml:id="list34678034" text:continue-numbering="true" text:style-name="Outline">
        <text:list-item>
          <text:list>
            <text:list-item>
              <text:h text:style-name="Heading_20_2" text:outline-level="2">Actual Result</text:h>
            </text:list-item>
          </text:list>
        </text:list-item>
      </text:list>
      <text:p text:style-name="Standard">What happened when you followed the steps above?</text:p>
      <text:list xml:id="list34689883" text:continue-numbering="true" text:style-name="Outline">
        <text:list-item>
          <text:list>
            <text:list-item>
              <text:h text:style-name="Heading_20_2" text:outline-level="2">Expected Result</text:h>
            </text:list-item>
          </text:list>
        </text:list-item>
      </text:list>
      <text:p text:style-name="Standard">What was supposed to happen when you followed the steps above?</text:p>
      <text:list xml:id="list34690180" text:continue-numbering="true" text:style-name="Outline">
        <text:list-item>
          <text:list>
            <text:list-item>
              <text:h text:style-name="Heading_20_2" text:outline-level="2">Evidence</text:h>
            </text:list-item>
          </text:list>
        </text:list-item>
      </text:list>
      <text:p text:style-name="Standard">Were you able to reproduce the bug? How many times? Do you have any screenshots, error messages, or logs?</text:p>
      <text:list xml:id="list34685490" text:continue-numbering="true" text:style-name="Outline">
        <text:list-item>
          <text:h text:style-name="Heading_20_1" text:outline-level="1">Impact</text:h>
        </text:list-item>
      </text:list>
      <text:p text:style-name="Standard">This describes the real or potential impact of the probl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N Cobb</dc:creator>
    <meta:editing-cycles>2</meta:editing-cycles>
    <meta:creation-date>2014-07-31T03:35:00</meta:creation-date>
    <dc:date>2014-08-06T14:52:05.80</dc:date>
    <meta:editing-duration>PT21S</meta:editing-duration>
    <meta:generator>OpenOffice/4.1.0$Win32 OpenOffice.org_project/410m18$Build-9764</meta:generator>
    <meta:document-statistic meta:table-count="0" meta:image-count="0" meta:object-count="0" meta:page-count="1" meta:paragraph-count="16" meta:word-count="102" meta:character-count="6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